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bin" svg:font-family="Cabin" style:font-family-generic="system" style:font-pitch="variable"/>
    <style:font-face style:name="Courier" svg:font-family="Courie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abin"/>
    </style:style>
    <style:style style:name="P2" style:family="paragraph" style:parent-style-name="Standard">
      <loext:graphic-properties draw:fill="solid" draw:fill-color="#b2b2b2" draw:opacity="100%"/>
      <style:paragraph-properties fo:background-color="#b2b2b2" fo:padding="0.247cm" fo:border="0.26pt solid #000000" style:shadow="none"/>
      <style:text-properties style:font-name="Cabin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bin"/>
    </style:style>
    <style:style style:name="P4" style:family="paragraph" style:parent-style-name="Standard">
      <loext:graphic-properties draw:fill="solid" draw:fill-color="#eeeeee" draw:opacity="100%"/>
      <style:paragraph-properties fo:background-color="#eeeeee" fo:padding="0.035cm" fo:border="0.26pt solid #000000" style:shadow="none"/>
      <style:text-properties style:font-name="Cabin"/>
    </style:style>
    <style:style style:name="P5" style:family="paragraph" style:parent-style-name="Standard">
      <loext:graphic-properties draw:fill="solid" draw:fill-color="#9999ff" draw:opacity="100%"/>
      <style:paragraph-properties fo:background-color="#9999ff" fo:padding="0.247cm" fo:border="0.26pt solid #000000" style:shadow="none"/>
    </style:style>
    <style:style style:name="P6" style:family="paragraph" style:parent-style-name="Standard">
      <loext:graphic-properties draw:fill="solid" draw:fill-color="#eeeeee" draw:opacity="100%"/>
      <style:paragraph-properties fo:background-color="#eeeeee" fo:padding="0.035cm" fo:border="0.26pt solid #000000" style:shadow="none"/>
      <style:text-properties style:font-name="Courier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master-page-name="MP0">
      <style:paragraph-properties style:page-number="auto" fo:break-before="page"/>
      <style:text-properties style:font-name="Cabin"/>
    </style:style>
    <style:style style:name="T1" style:family="text">
      <style:text-properties style:font-name="Cabin"/>
    </style:style>
    <style:style style:name="T2" style:family="text">
      <style:text-properties style:font-name="Cabin" fo:font-weight="bold" style:font-weight-asian="bold" style:font-weight-complex="bold"/>
    </style:style>
    <style:style style:name="T3" style:family="text">
      <style:text-properties style:font-name="Cabin" fo:font-style="italic" style:font-style-asian="italic" style:font-style-complex="italic"/>
    </style:style>
    <style:style style:name="T4" style:family="text">
      <style:text-properties style:font-name="Courie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ogrammation Java @ Et3</text:p>
      <text:p text:style-name="P1">Polytech Paris-Saclay | 2025-26</text:p>
      <text:p text:style-name="P1"/>
      <text:p text:style-name="P1"/>
      <text:p text:style-name="P5"><text:span text:style-name="Police_20_par_20_défaut"><text:span text:style-name="T2">Nom :</text:span></text:span><text:span text:style-name="Police_20_par_20_défaut"><text:span text:style-name="T1"> ...</text:span></text:span></text:p>
      <text:p text:style-name="P5"><text:span text:style-name="Police_20_par_20_défaut"><text:span text:style-name="T2">Prénom :</text:span></text:span><text:span text:style-name="Police_20_par_20_défaut"><text:span text:style-name="T1"> ...</text:span></text:span></text:p>
      <text:p text:style-name="P1"/>
      <text:p text:style-name="P1"/>
      <text:p text:style-name="P1"/>
      <text:p text:style-name="P2">Exercice 2</text:p>
      <text:p text:style-name="P1"/>
      <text:p text:style-name="P1"/>
      <text:p text:style-name="P1">Vous allez développer une classe utilitaire en Java permettant de réaliser divers traitements sur des tableaux d’entiers.</text:p>
      <text:p text:style-name="P1"/>
      <text:p text:style-name="Standard"><text:span text:style-name="Police_20_par_20_défaut"><text:span text:style-name="T1">1. Créez une classe au nom approprié dans un </text:span></text:span><text:span text:style-name="Police_20_par_20_défaut"><text:span text:style-name="T3">package</text:span></text:span><text:span text:style-name="Police_20_par_20_défaut"><text:span text:style-name="T1"> pertinent. Ajoutez une méthode statique à votre classe permettant de créer un tableau d’entiers (int[]) à partir d’un tableau de chaı̂nes de caractères (String[]).</text:span></text:span></text:p>
      <text:p text:style-name="P3">#2.1.1 code de la classe</text:p>
      <text:p text:style-name="P6">...</text:p>
      <text:p text:style-name="P6"/>
      <text:p text:style-name="P3"/>
      <text:p text:style-name="P7"><text:span text:style-name="Police_20_par_20_défaut"><text:span text:style-name="T1">#2.1.2 Pourquoi est-il utile d'associer notre classe à un </text:span></text:span><text:span text:style-name="Police_20_par_20_défaut"><text:span text:style-name="T3">package</text:span></text:span><text:span text:style-name="Police_20_par_20_défaut"><text:span text:style-name="T1"> ?</text:span></text:span></text:p>
      <text:p text:style-name="P6">...</text:p>
      <text:p text:style-name="P6"/>
      <text:p text:style-name="P3"/>
      <text:p text:style-name="P7"><text:span text:style-name="Police_20_par_20_défaut"><text:span text:style-name="T1">#2.1.3 Comment la méthode de conversion doit-elle se comporter en cas de problème de conversion, </text:span></text:span><text:span text:style-name="Police_20_par_20_défaut"><text:span text:style-name="T3">i.e.</text:span></text:span><text:span text:style-name="Police_20_par_20_défaut"><text:span text:style-name="T1"> si une des chaı̂nes du tableau ne peut pas être convertie en entier à l’exécution ?</text:span></text:span></text:p>
      <text:p text:style-name="P6">...</text:p>
      <text:p text:style-name="P6"/>
      <text:p text:style-name="P3"/>
      <text:p text:style-name="P7"><text:span text:style-name="Police_20_par_20_défaut"><text:span text:style-name="T1">2. Ajoutez une méthode </text:span></text:span><text:span text:style-name="Police_20_par_20_défaut"><text:span text:style-name="T4">main</text:span></text:span><text:span text:style-name="Police_20_par_20_défaut"><text:span text:style-name="T1"> à cette classe pour tester la méthode précédente en lui transmettant le tableau de paramètres lu depuis la ligne de commandes.</text:span></text:span></text:p>
      <text:p text:style-name="P3"/>
      <text:p text:style-name="P7"><text:span text:style-name="Police_20_par_20_défaut"><text:span text:style-name="T1">#2.2.1 méthode </text:span></text:span><text:span text:style-name="Police_20_par_20_défaut"><text:span text:style-name="T4">main</text:span></text:span></text:p>
      <text:p text:style-name="P6">...</text:p>
      <text:p text:style-name="P6"/>
      <text:p text:style-name="P3"/>
      <text:p text:style-name="P3"/>
      <text:p text:style-name="P3">3. Ajoutez une méthode de classe affichant le contenu d’un tableau d’entiers passé en paramètres.</text:p>
      <text:p text:style-name="P3"/>
      <text:p text:style-name="P3">#2.3.1 méthode ajoutée</text:p>
      <text:p text:style-name="P6">...</text:p>
      <text:p text:style-name="P6"/>
      <text:p text:style-name="P3"/>
      <text:p text:style-name="P3"><text:soft-page-break/>#2.3.2 Que se passe-t-il au niveau de la machine virtuelle en cas de dépassement de lecture des éléments d’un tableau, par exemple dans la méthode précédente ? Pourquoi ceci n’a-t-il pas mené à une erreur de compilation ? Peut-on, et doit-on, pouvoir récupérer d’une telle erreur ?</text:p>
      <text:p text:style-name="P4">...</text:p>
      <text:p text:style-name="P4"/>
      <text:p text:style-name="P3"/>
      <text:p text:style-name="P3"/>
      <text:p text:style-name="P3">4. Ajoutez une méthode à la classe retournant la valeur maximale des valeurs d’un tableau d’entiers passé en paramètre. Pensez à une valeur adaptée dans le cas d'un tableau vide.</text:p>
      <text:p text:style-name="P3"/>
      <text:p text:style-name="P3">#2.4.1 méthode ajoutée</text:p>
      <text:p text:style-name="P6">...</text:p>
      <text:p text:style-name="P6"/>
      <text:p text:style-name="P3"/>
      <text:p text:style-name="P3">#2.4.2 test de la méthode ajoutée</text:p>
      <text:p text:style-name="P6">...</text:p>
      <text:p text:style-name="P6"/>
      <text:p text:style-name="P3"/>
      <text:p text:style-name="P3"/>
      <text:p text:style-name="P3">5. On souhaite ajouter une méthode de classe qui permettrait d’échanger la valeur minimale d’un premier tableau d’entiers transmis en paramètre avec la valeur maximale d’un second tableau d’entiers.</text:p>
      <text:p text:style-name="P1"/>
      <text:p text:style-name="P3">#2.5.1 méthode ajoutée si cela est possible</text:p>
      <text:p text:style-name="P6">...</text:p>
      <text:p text:style-name="P6"/>
      <text:p text:style-name="P3"/>
      <text:p text:style-name="P3">#2.5.2 test de la méthode ajoutée</text:p>
      <text:p text:style-name="P6">...</text:p>
      <text:p text:style-name="P6"/>
      <text:p text:style-name="P3"/>
      <text:p text:style-name="P3"/>
      <text:p text:style-name="P1"/>
      <text:p text:style-name="P1">6. On souhaite maintenant ajouter une méthode de classe qui retourne la somme des entiers transmis en acceptant un nombre quelconque d’entiers directement en paramètres de la méthode.</text:p>
      <text:p text:style-name="P1"/>
      <text:p text:style-name="P3">#2.6.1 méthode ajoutée si cela est possible</text:p>
      <text:p text:style-name="P6">...</text:p>
      <text:p text:style-name="P6"/>
      <text:p text:style-name="P3"/>
      <text:p text:style-name="P3">#2.6.2 test de la méthode ajoutée</text:p>
      <text:p text:style-name="P6">...</text:p>
      <text:p text:style-name="P6"/>
      <text:p text:style-name="P3"/>
      <text:p text:style-name="P3"/>
      <text:p text:style-name="P7"><text:span text:style-name="Police_20_par_20_défaut"><text:span text:style-name="T1">7. Testez votre classe depuis la méthode </text:span></text:span><text:span text:style-name="Police_20_par_20_défaut"><text:span text:style-name="T4">main</text:span></text:span><text:span text:style-name="Police_20_par_20_défaut"><text:span text:style-name="T1"> d’une nouvelle classe d'un autre package de votre choix (en simulant donc l’utilisation de votre classe utilitaire par un code indépendant).</text:span></text:span></text:p>
      <text:p text:style-name="P3"><text:soft-page-break/></text:p>
      <text:p text:style-name="P3">#2.7.1 code de la classe ajoutée</text:p>
      <text:p text:style-name="P6">...</text:p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bin" svg:font-family="Cabin" style:font-family-generic="system" style:font-pitch="variable"/>
    <style:font-face style:name="Courier" svg:font-family="Courie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creation-date>2025-11-14T10:28:13.748000000</meta:creation-date>
    <meta:editing-cycles>2</meta:editing-cycles>
    <meta:editing-duration>PT46S</meta:editing-duration>
    <dc:date>2025-11-14T10:28:16.386000000</dc:date>
    <meta:document-statistic meta:table-count="0" meta:image-count="0" meta:object-count="0" meta:page-count="3" meta:paragraph-count="39" meta:word-count="379" meta:character-count="2293" meta:non-whitespace-character-count="1953"/>
    <meta:template xlink:type="simple" xlink:actuate="onRequest" xlink:title="" xlink:href="Normal.dotm"/>
  </office:meta>
</office:document-meta>
</file>